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Results" draw:style-name="gr1" draw:text-style-name="P1" svg:width="7.2705in" svg:height="4.2539in" svg:x="3.7598in" svg:y="0.1154in">
            <draw:object draw:notify-on-update-of-ranges="Sheet1.A1:Sheet1.A1 Sheet1.A2:Sheet1.A8 Sheet1.B1:Sheet1.B1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English(x)</text:p>
          </table:table-cell>
          <table:table-cell table:style-name="ce1" office:value-type="string" calcext:value-type="string">
            <text:p>Mathematics(y)</text:p>
          </table:table-cell>
          <table:table-cell table:number-columns-repeated="5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5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5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2">
          <table:table-cell table:number-matrix-columns-spanned="2" table:number-matrix-rows-spanned="5" table:formula="of:=LINEST([.$B$2:.$B$8] ; [.$A$2:.$A$8] ; 1 ; 1)" office:value-type="float" office:value="2.12061131763734" calcext:value-type="float">
            <text:p>2.12061131763734</text:p>
          </table:table-cell>
          <table:table-cell office:value-type="float" office:value="-1.69227591904172" calcext:value-type="float">
            <text:p>-1.69227591904172</text:p>
          </table:table-cell>
          <table:table-cell table:number-columns-repeated="5"/>
        </table:table-row>
        <table:table-row table:style-name="ro2">
          <table:table-cell office:value-type="float" office:value="0.105910226435418" calcext:value-type="float">
            <text:p>0.105910226435418</text:p>
          </table:table-cell>
          <table:table-cell office:value-type="float" office:value="3.28979930637471" calcext:value-type="float">
            <text:p>3.28979930637471</text:p>
          </table:table-cell>
          <table:table-cell table:number-columns-repeated="5"/>
        </table:table-row>
        <table:table-row table:style-name="ro2">
          <table:table-cell office:value-type="float" office:value="0.987681983557117" calcext:value-type="float">
            <text:p>0.987681983557117</text:p>
          </table:table-cell>
          <table:table-cell office:value-type="float" office:value="2.78548785416637" calcext:value-type="float">
            <text:p>2.78548785416637</text:p>
          </table:table-cell>
          <table:table-cell table:number-columns-repeated="5"/>
        </table:table-row>
        <table:table-row table:style-name="ro2">
          <table:table-cell office:value-type="float" office:value="400.909508497933" calcext:value-type="float">
            <text:p>400.90950849793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3110.63385850003" calcext:value-type="float">
            <text:p>3110.63385850003</text:p>
          </table:table-cell>
          <table:table-cell office:value-type="float" office:value="38.7947129285419" calcext:value-type="float">
            <text:p>38.7947129285419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^2</text:p>
          </table:table-cell>
          <table:table-cell table:formula="of:=[.$A$16]" office:value-type="float" office:value="0.987681983557117" calcext:value-type="float">
            <text:p>0.9876819835571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ndard Error</text:p>
          </table:table-cell>
          <table:table-cell table:formula="of:=[.$B$16]" office:value-type="float" office:value="2.78548785416637" calcext:value-type="float">
            <text:p>2.785487854166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servations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justed R^2</text:p>
          </table:table-cell>
          <table:table-cell table:formula="of:=1 - (1 - [.$A$16])*([.$B$24] - 1)/([.$B$24] - [.$B$23] - 1)" office:value-type="float" office:value="0.985218380268541" calcext:value-type="float">
            <text:p>0.985218380268541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2">
          <table:table-cell office:value-type="string" calcext:value-type="string">
            <text:p>Regression</text:p>
          </table:table-cell>
          <table:table-cell table:formula="of:=[.$B$23]" office:value-type="float" office:value="1" calcext:value-type="float">
            <text:p>1</text:p>
          </table:table-cell>
          <table:table-cell table:formula="of:=[.$A$18]" office:value-type="float" office:value="3110.63385850003" calcext:value-type="float">
            <text:p>3110.63385850003</text:p>
          </table:table-cell>
          <table:table-cell table:formula="of:=[.$A$18] / [.$B$29]" office:value-type="float" office:value="3110.63385850003" calcext:value-type="float">
            <text:p>3110.63385850003</text:p>
          </table:table-cell>
          <table:table-cell table:formula="of:=[.$A$17]" office:value-type="float" office:value="400.909508497933" calcext:value-type="float">
            <text:p>400.909508497933</text:p>
          </table:table-cell>
          <table:table-cell table:formula="of:=LEGACY.FDIST([.$A$17] ; [.$B$29] ; [.$B$17])" office:value-type="float" office:value="0.00000574316087048556" calcext:value-type="float">
            <text:p>5.74316087048556E-06</text:p>
          </table:table-cell>
          <table:table-cell/>
        </table:table-row>
        <table:table-row table:style-name="ro2">
          <table:table-cell office:value-type="string" calcext:value-type="string">
            <text:p>Residual</text:p>
          </table:table-cell>
          <table:table-cell table:formula="of:=[.$B$17]" office:value-type="float" office:value="5" calcext:value-type="float">
            <text:p>5</text:p>
          </table:table-cell>
          <table:table-cell table:formula="of:=[.$B$18]" office:value-type="float" office:value="38.7947129285419" calcext:value-type="float">
            <text:p>38.7947129285419</text:p>
          </table:table-cell>
          <table:table-cell table:formula="of:=[.$B$18] / [.$B$17]" office:value-type="float" office:value="7.75894258570838" calcext:value-type="float">
            <text:p>7.758942585708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formula="of:=[.$B$29] + [.$B$17]" office:value-type="float" office:value="6" calcext:value-type="float">
            <text:p>6</text:p>
          </table:table-cell>
          <table:table-cell table:formula="of:=[.$A$18] + [.$B$18]" office:value-type="float" office:value="3149.42857142857" calcext:value-type="float">
            <text:p>3149.42857142857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B$33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B$33] * 100) ; &quot;%&quot;)" office:value-type="string" office:string-value="Upper 95%" calcext:value-type="string">
            <text:p>Upper 95%</text:p>
          </table:table-cell>
        </table:table-row>
        <table:table-row table:style-name="ro2"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A$14:.$B$14]; 1 ; ROW([.$B$37])+1 - ROW())" office:value-type="float" office:value="-1.69227591904172" calcext:value-type="float">
            <text:p>-1.69227591904172</text:p>
          </table:table-cell>
          <table:table-cell table:number-matrix-columns-spanned="1" table:number-matrix-rows-spanned="2" table:formula="of:=INDEX([.$A$15:.$B$15]; 1 ; ROW([.$C$37])+1 - ROW())" office:value-type="float" office:value="3.28979930637471" calcext:value-type="float">
            <text:p>3.28979930637471</text:p>
          </table:table-cell>
          <table:table-cell table:number-matrix-columns-spanned="1" table:number-matrix-rows-spanned="2" table:formula="of:=[.$B$36:.$B$37] / [.$C$36:.$C$37]" office:value-type="float" office:value="-0.514400959281182" calcext:value-type="float">
            <text:p>-0.514400959281182</text:p>
          </table:table-cell>
          <table:table-cell table:number-matrix-columns-spanned="1" table:number-matrix-rows-spanned="2" table:formula="of:=LEGACY.TDIST(ABS([.$D$36:.$D$37]) ; [.$B$17] ; 2 )" office:value-type="float" office:value="0.628893277892821" calcext:value-type="float">
            <text:p>0.628893277892821</text:p>
          </table:table-cell>
          <table:table-cell table:number-matrix-columns-spanned="1" table:number-matrix-rows-spanned="2" table:formula="of:=[.$B$36:.$B$37] - [.$C$36:.$C$37] * TINV(1 - [.$B$33] ; [.$B$17])" office:value-type="float" office:value="-10.1489742588975" calcext:value-type="float">
            <text:p>-10.1489742588975</text:p>
          </table:table-cell>
          <table:table-cell table:number-matrix-columns-spanned="1" table:number-matrix-rows-spanned="2" table:formula="of:=[.$B$36:.$B$37] + [.$C$36:.$C$37] * TINV(1 - [.$B$33] ; [.$B$17])" office:value-type="float" office:value="6.76442242081407" calcext:value-type="float">
            <text:p>6.76442242081407</text:p>
          </table:table-cell>
        </table:table-row>
        <table:table-row table:style-name="ro2">
          <table:table-cell table:formula="of:=[.$A$1]" office:value-type="string" office:string-value="English(x)" calcext:value-type="string">
            <text:p>English(x)</text:p>
          </table:table-cell>
          <table:table-cell office:value-type="float" office:value="2.12061131763734" calcext:value-type="float">
            <text:p>2.12061131763734</text:p>
          </table:table-cell>
          <table:table-cell office:value-type="float" office:value="0.105910226435418" calcext:value-type="float">
            <text:p>0.105910226435418</text:p>
          </table:table-cell>
          <table:table-cell office:value-type="float" office:value="20.0227248020326" calcext:value-type="float">
            <text:p>20.0227248020326</text:p>
          </table:table-cell>
          <table:table-cell office:value-type="float" office:value="0.00000574316087048556" calcext:value-type="float">
            <text:p>5.74316087048556E-06</text:p>
          </table:table-cell>
          <table:table-cell office:value-type="float" office:value="1.84836041335433" calcext:value-type="float">
            <text:p>1.84836041335433</text:p>
          </table:table-cell>
          <table:table-cell office:value-type="float" office:value="2.39286222192036" calcext:value-type="float">
            <text:p>2.39286222192036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formula="of:=[.$A$1]" office:value-type="string" office:string-value="English(x)" calcext:value-type="string">
            <text:p>English(x)</text:p>
          </table:table-cell>
          <table:table-cell office:value-type="string" calcext:value-type="string">
            <text:p>Predicted Y</text:p>
          </table:table-cell>
          <table:table-cell table:formula="of:=[.$B$1]" office:value-type="string" office:string-value="Mathematics(y)" calcext:value-type="string">
            <text:p>Mathematics(y)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2">
          <table:table-cell table:number-matrix-columns-spanned="1" table:number-matrix-rows-spanned="7" table:formula="of:=[.$A$2:.$A$8]" office:value-type="float" office:value="30" calcext:value-type="float">
            <text:p>30</text:p>
          </table:table-cell>
          <table:table-cell table:number-matrix-columns-spanned="1" table:number-matrix-rows-spanned="7" table:formula="of:=MMULT([.$A$40:.$A$46] ; [.$B$37]) + [.$B$36]" office:value-type="float" office:value="61.9260636100785" calcext:value-type="float">
            <text:p>61.9260636100785</text:p>
          </table:table-cell>
          <table:table-cell table:number-matrix-columns-spanned="1" table:number-matrix-rows-spanned="7" table:formula="of:=[.$B$2:.$B$8]" office:value-type="float" office:value="61" calcext:value-type="float">
            <text:p>61</text:p>
          </table:table-cell>
          <table:table-cell table:number-matrix-columns-spanned="1" table:number-matrix-rows-spanned="7" table:formula="of:=[.$C$40:.$C$46] - [.$B$40:.$B$46]" office:value-type="float" office:value="-0.926063610078487" calcext:value-type="float">
            <text:p>-0.926063610078487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3.1321767864519" calcext:value-type="float">
            <text:p>83.1321767864519</text:p>
          </table:table-cell>
          <table:table-cell office:value-type="float" office:value="81" calcext:value-type="float">
            <text:p>81</text:p>
          </table:table-cell>
          <table:table-cell office:value-type="float" office:value="-2.13217678645189" calcext:value-type="float">
            <text:p>-2.13217678645189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93.7352333746386" calcext:value-type="float">
            <text:p>93.7352333746386</text:p>
          </table:table-cell>
          <table:table-cell office:value-type="float" office:value="96" calcext:value-type="float">
            <text:p>96</text:p>
          </table:table-cell>
          <table:table-cell office:value-type="float" office:value="2.2647666253614" calcext:value-type="float">
            <text:p>2.2647666253614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.4787277984304" calcext:value-type="float">
            <text:p>36.4787277984304</text:p>
          </table:table-cell>
          <table:table-cell office:value-type="float" office:value="33" calcext:value-type="float">
            <text:p>33</text:p>
          </table:table-cell>
          <table:table-cell office:value-type="float" office:value="-3.47872779843041" calcext:value-type="float">
            <text:p>-3.4787277984304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6.1672862453532" calcext:value-type="float">
            <text:p>66.1672862453532</text:p>
          </table:table-cell>
          <table:table-cell office:value-type="float" office:value="65" calcext:value-type="float">
            <text:p>65</text:p>
          </table:table-cell>
          <table:table-cell office:value-type="float" office:value="-1.16728624535317" calcext:value-type="float">
            <text:p>-1.16728624535317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2.2375051631557" calcext:value-type="float">
            <text:p>32.2375051631557</text:p>
          </table:table-cell>
          <table:table-cell office:value-type="float" office:value="35" calcext:value-type="float">
            <text:p>35</text:p>
          </table:table-cell>
          <table:table-cell office:value-type="float" office:value="2.76249483684428" calcext:value-type="float">
            <text:p>2.76249483684428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1.3230070218918" calcext:value-type="float">
            <text:p>51.3230070218918</text:p>
          </table:table-cell>
          <table:table-cell office:value-type="float" office:value="54" calcext:value-type="float">
            <text:p>54</text:p>
          </table:table-cell>
          <table:table-cell office:value-type="float" office:value="2.67699297810822" calcext:value-type="float">
            <text:p>2.67699297810822</text:p>
          </table:table-cell>
          <table:table-cell table:number-columns-repeated="3"/>
        </table:table-row>
        <table:table-row table:style-name="ro2" table:number-rows-repeated="95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0:27:38.924887669</meta:creation-date>
    <dc:date>2023-12-01T11:44:24.937895317</dc:date>
    <meta:editing-duration>PT1H16M47S</meta:editing-duration>
    <meta:editing-cycles>1</meta:editing-cycles>
    <meta:document-statistic meta:table-count="1" meta:cell-count="114" meta:object-count="1"/>
    <meta:generator>LibreOffice/7.6.2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_20__28_Rounded_29_" svg:stroke-width="0.08cm" svg:stroke-color="#3465a4" svg:stroke-linecap="round" draw:fill-color="#3465a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68cm" svg:height="10.806cm" xlink:href=".." xlink:type="simple" chart:class="chart:scatter" chart:style-name="ch1">
        <chart:legend chart:legend-position="end" svg:x="13.943cm" svg:y="5.104cm" style:legend-expansion="high" chart:style-name="ch2"/>
        <chart:plot-area chart:style-name="ch3" table:cell-range-address="Sheet1.A1:Sheet1.B8" chart:data-source-has-labels="row" svg:x="0.369cm" svg:y="0.216cm" svg:width="13.205cm" svg:height="10.374cm">
          <chart:coordinate-region svg:x="1.176cm" svg:y="0.415cm" svg:width="12.211cm" svg:height="9.5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thematics(y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A2:Sheet1.A8</svg:desc>
                </draw:g>
              </table:table-cell>
              <table:table-cell office:value-type="float" office:value="61">
                <text:p>61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